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hnschrift SemiBold SemiConden" svg:font-family="'Bahnschrift SemiBold SemiConden'"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center" style:justify-single-word="false"/>
      <style:text-properties fo:color="#0000cc" fo:font-size="18pt" fo:font-style="italic" fo:font-weight="bold" style:font-size-asian="18pt" style:font-style-asian="italic" style:font-weight-asian="bold" style:font-size-complex="18pt" style:font-style-complex="italic" style:font-weight-complex="bold"/>
    </style:style>
    <style:style style:name="P4" style:family="paragraph" style:parent-style-name="Standard">
      <style:paragraph-properties fo:text-align="justify" style:justify-single-word="false"/>
      <style:text-properties fo:color="#006600" fo:font-size="14pt" style:font-size-asian="14pt" style:font-size-complex="14pt"/>
    </style:style>
    <style:style style:name="P5" style:family="paragraph" style:parent-style-name="Standard" style:list-style-name="L1">
      <style:paragraph-properties fo:text-align="justify" style:justify-single-word="false"/>
      <style:text-properties fo:color="#006600" style:font-name="Bahnschrift SemiBold SemiConden"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OPES</text:p>
      <text:p text:style-name="P1"/>
      <text:p text:style-name="P4"/>
      <text:list xml:id="list769206840326305923" text:style-name="L1">
        <text:list-item>
          <text:p text:style-name="P5">(LEGB) python four scopes are :- 1- built in scopes <text:s text:c="4"/>2- Global scopes <text:s text:c="3"/>3- enclosing function locals <text:s text:c="3"/>4- local function</text:p>
        </text:list-item>
        <text:list-item>
          <text:p text:style-name="P5">1- comperhension variables are local to the expression itself. <text:s/>2- exception variables are local to the except block.</text:p>
        </text:list-item>
        <text:list-item>
          <text:p text:style-name="P5">You can import built in scopes and use dirto look up the commands you will see in builtins module that the first half built in exception but second are built in functions.</text:p>
        </text:list-item>
        <text:list-item>
          <text:p text:style-name="P5">If you used built in function as a name of a variable u cannot use this function again inside the same scope programe will think it is the variable u created.</text:p>
        </text:list-item>
        <text:list-item>
          <text:p text:style-name="P5">Try not to use global whenever you can that makes the code easier to read and understand and reuse.</text:p>
        </text:list-item>
        <text:list-item>
          <text:p text:style-name="P5">You can use a global scope in another file by importing the file which contain that variable into your file first then use it as u use modules module.global_variable. Same applied to global functions.</text:p>
        </text:list-item>
        <text:list-item>
          <text:p text:style-name="P5">The programe search for the variable first inside the same scope (function) then it goes to the next layer which is the function that contains the first function and so on until it reach <text:s/>the global variable.</text:p>
        </text:list-item>
        <text:list-item>
          <text:p text:style-name="P5">Factory functions means returning a nested function inside the main function that way when we call the main function it will call and return the nested function without calling each one separately.and if you have a paramater for each (main and nested functions) you can call the function like that main_function(paramater for main function)(paramater for nested function). Also you can assgin your main function with a spacific paramter to a variable or difrrent variables then use it with deffrient paramaters for the nested function.or you can just use lmbda as a shortcut for this process by removing the nested function and returning lmbda (nested function paramter): here write the action u need the nested function to do.</text:p>
        </text:list-item>
        <text:list-item>
          <text:p text:style-name="P5">Try not to use nexted functions as much you can to make your code simple in pythonic view.</text:p>
        </text:list-item>
        <text:list-item>
          <text:p text:style-name="P5">When you use lmbda for nested scopes specially if there is loops try to use the default to result the variable to its current value like (lmbda x, v=v : v*x) beacause if you didn't <text:s/>V will hold the last value from the last ittration or loop.(very important in future when u use GUI)</text:p>
        </text:list-item>
        <text:list-item>
          <text:p text:style-name="P5">you can use (nonlocal) if you must change the variable to let your function knows that it shouldn't use the local variable and insteade use the on in the enclosing function (doesn't mean use the global one) also you want to make sure that you have a variable in the enclosing function otherwise you will get an error.</text:p>
        </text:list-item>
        <text:list-item>
          <text:p text:style-name="P5">You can use (nested_function.state) or (state[0]) feature if you have a variable will be changed instead of using nonlocal.</text:p>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hnschrift SemiBold SemiConden" svg:font-family="'Bahnschrift SemiBold SemiConden'"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2M50S</meta:editing-duration>
    <meta:editing-cycles>18</meta:editing-cycles>
    <meta:generator>OpenOffice/4.1.5$Win32 OpenOffice.org_project/415m1$Build-9789</meta:generator>
    <dc:date>2018-11-07T19:29:18.10</dc:date>
    <dc:creator>mohamed  okba</dc:creator>
    <meta:document-statistic meta:table-count="0" meta:image-count="0" meta:object-count="0" meta:page-count="1" meta:paragraph-count="13" meta:word-count="470" meta:character-count="2635"/>
    <meta:user-defined meta:name="Info 1"/>
    <meta:user-defined meta:name="Info 2"/>
    <meta:user-defined meta:name="Info 3"/>
    <meta:user-defined meta:name="Info 4"/>
  </office:meta>
</office:document-meta>
</file>